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office:value-type="float" office:value="0.325">
            <text:p>0.325</text:p>
          </table:table-cell>
          <table:table-cell office:value-type="string">
            <text:p>VADC</text:p>
          </table:table-cell>
          <table:table-cell table:number-columns-repeated="8"/>
        </table:table-row>
        <table:table-row table:style-name="ro1">
          <table:table-cell table:formula="of:=[.A2]/3.3*4096" office:value-type="float" office:value="403.393939393939">
            <text:p>403.3939393939</text:p>
          </table:table-cell>
          <table:table-cell office:value-type="string">
            <text:p>CountADC</text:p>
          </table:table-cell>
          <table:table-cell table:number-columns-repeated="8"/>
        </table:table-row>
        <table:table-row table:style-name="ro1">
          <table:table-cell table:formula="of:=[.A2]/21" office:value-type="float" office:value="0.0154761904761905">
            <text:p>0.0154761905</text:p>
          </table:table-cell>
          <table:table-cell office:value-type="string">
            <text:p>Vshunt</text:p>
          </table:table-cell>
          <table:table-cell table:number-columns-repeated="8"/>
        </table:table-row>
        <table:table-row table:style-name="ro1">
          <table:table-cell table:formula="of:=[.A4]/[.A1]" office:value-type="float" office:value="1.54761904761905">
            <text:p>1.5476190476</text:p>
          </table:table-cell>
          <table:table-cell office:value-type="string">
            <text:p>Current</text:p>
          </table:table-cell>
          <table:table-cell table:number-columns-repeated="8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float" office:value="788">
            <text:p>788</text:p>
          </table:table-cell>
          <table:table-cell table:number-columns-repeated="9"/>
        </table:table-row>
        <table:table-row table:style-name="ro1">
          <table:table-cell table:formula="of:=[.A12]/4096*3.3" office:value-type="float" office:value="0.63486328125">
            <text:p>0.6348632813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p</text:p>
          </table:table-cell>
          <table:table-cell table:number-columns-repeated="8"/>
        </table:table-row>
        <table:table-row table:style-name="ro1">
          <table:table-cell office:value-type="float" office:value="0.01">
            <text:p>0.01</text:p>
          </table:table-cell>
          <table:table-cell office:value-type="string">
            <text:p>ohm</text:p>
          </table:table-cell>
          <table:table-cell table:number-columns-repeated="8"/>
        </table:table-row>
        <table:table-row table:style-name="ro1">
          <table:table-cell table:formula="of:=[.A18]*[.A17]" office:value-type="float" office:value="0.01">
            <text:p>0.01</text:p>
          </table:table-cell>
          <table:table-cell office:value-type="string">
            <text:p>V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ain</text:p>
          </table:table-cell>
          <table:table-cell table:number-columns-repeated="8"/>
        </table:table-row>
        <table:table-row table:style-name="ro1">
          <table:table-cell table:formula="of:=[.A20]*[.A19]" office:value-type="float" office:value="0.21">
            <text:p>0.21</text:p>
          </table:table-cell>
          <table:table-cell office:value-type="string">
            <text:p>VADC</text:p>
          </table:table-cell>
          <table:table-cell table:number-columns-repeated="8"/>
        </table:table-row>
        <table:table-row table:style-name="ro1">
          <table:table-cell table:formula="of:=[.A21]/3.3*4096" office:value-type="float" office:value="260.654545454545">
            <text:p>260.6545454545</text:p>
          </table:table-cell>
          <table:table-cell office:value-type="string">
            <text:p>counts</text:p>
          </table:table-cell>
          <table:table-cell table:number-columns-repeated="7"/>
          <table:table-cell>
            <draw:frame table:end-cell-address="Sheet1.Q42" table:end-x="1.158cm" table:end-y="0.25cm" draw:z-index="1" draw:style-name="gr1" draw:text-style-name="P1" svg:width="15.999cm" svg:height="8.96cm" svg:x="0.966cm" svg:y="0.322cm">
              <draw:object draw:notify-on-update-of-ranges="Sheet1.A43:Sheet1.A46 Sheet1.B40:Sheet1.B42 Sheet1.B43:Sheet1.B46 Sheet1.A43:Sheet1.A46 Sheet1.C40:Sheet1.C42 Sheet1.C43:Sheet1.C46 Sheet1.A43:Sheet1.A46 Sheet1.D40:Sheet1.D42 Sheet1.D43:Sheet1.D46 Sheet1.A43:Sheet1.A46 Sheet1.E40:Sheet1.E42 Sheet1.E43:Sheet1.E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(1000*3.3/4096)/0.01/21" office:value-type="float" office:value="3.83649553571429">
            <text:p>3.8364955357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float" office:value="0.0000000001">
            <text:p>1.00E-010</text:p>
          </table:table-cell>
          <table:table-cell table:number-columns-repeated="9"/>
        </table:table-row>
        <table:table-row table:style-name="ro1">
          <table:table-cell table:formula="of:=100000*[.A28]*5*5"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Voltage</text:p>
          </table:table-cell>
          <table:table-cell table:number-columns-repeated="4" office:value-type="string">
            <text:p>VESC </text:p>
          </table:table-cell>
          <table:table-cell table:number-columns-repeated="4" office:value-type="string">
            <text:p>MESC</text:p>
          </table:table-cell>
          <table:table-cell/>
        </table:table-row>
        <table:table-row table:style-name="ro1">
          <table:table-cell/>
          <table:table-cell office:value-type="string">
            <text:p>Racerstar</text:p>
          </table:table-cell>
          <table:table-cell office:value-type="string">
            <text:p>Racerstar</text:p>
          </table:table-cell>
          <table:table-cell office:value-type="string">
            <text:p>Propdrive</text:p>
          </table:table-cell>
          <table:table-cell office:value-type="string">
            <text:p>Propdrive</text:p>
          </table:table-cell>
          <table:table-cell office:value-type="string">
            <text:p>Racerstar</text:p>
          </table:table-cell>
          <table:table-cell office:value-type="string">
            <text:p>Racerstar</text:p>
          </table:table-cell>
          <table:table-cell office:value-type="string">
            <text:p>Propdrive</text:p>
          </table:table-cell>
          <table:table-cell office:value-type="string">
            <text:p>Propdrive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0.04604">
            <text:p>0.04604</text:p>
          </table:table-cell>
          <table:table-cell office:value-type="float" office:value="0.35">
            <text:p>0.35</text:p>
          </table:table-cell>
          <table:table-cell office:value-type="float" office:value="0.09545">
            <text:p>0.09545</text:p>
          </table:table-cell>
          <table:table-cell office:value-type="float" office:value="3.43">
            <text:p>3.43</text:p>
          </table:table-cell>
          <table:table-cell office:value-type="float" office:value="0.177">
            <text:p>0.177</text:p>
          </table:table-cell>
          <table:table-cell office:value-type="float" office:value="1.8">
            <text:p>1.8</text:p>
          </table:table-cell>
          <table:table-cell office:value-type="float" office:value="0.0458">
            <text:p>0.0458</text:p>
          </table:table-cell>
          <table:table-cell office:value-type="float" office:value="6.15">
            <text:p>6.15</text:p>
          </table:table-cell>
          <table:table-cell/>
        </table:table-row>
        <table:table-row table:style-name="ro1">
          <table:table-cell office:value-type="float" office:value="26.7">
            <text:p>26.7</text:p>
          </table:table-cell>
          <table:table-cell office:value-type="float" office:value="0.01475">
            <text:p>0.01475</text:p>
          </table:table-cell>
          <table:table-cell office:value-type="float" office:value="1.19">
            <text:p>1.19</text:p>
          </table:table-cell>
          <table:table-cell office:value-type="float" office:value="0.052">
            <text:p>0.052</text:p>
          </table:table-cell>
          <table:table-cell/>
          <table:table-cell office:value-type="float" office:value="0.178">
            <text:p>0.178</text:p>
          </table:table-cell>
          <table:table-cell office:value-type="float" office:value="1.82">
            <text:p>1.82</text:p>
          </table:table-cell>
          <table:table-cell office:value-type="float" office:value="0.0468">
            <text:p>0.0468</text:p>
          </table:table-cell>
          <table:table-cell office:value-type="float" office:value="6.29">
            <text:p>6.29</text:p>
          </table:table-cell>
          <table:table-cell/>
        </table:table-row>
        <table:table-row table:style-name="ro1">
          <table:table-cell office:value-type="float" office:value="34.7">
            <text:p>34.7</text:p>
          </table:table-cell>
          <table:table-cell office:value-type="float" office:value="0.0145">
            <text:p>0.0145</text:p>
          </table:table-cell>
          <table:table-cell office:value-type="float" office:value="1.21">
            <text:p>1.21</text:p>
          </table:table-cell>
          <table:table-cell office:value-type="float" office:value="0.0481">
            <text:p>0.0481</text:p>
          </table:table-cell>
          <table:table-cell office:value-type="float" office:value="4.92">
            <text:p>4.92</text:p>
          </table:table-cell>
          <table:table-cell office:value-type="float" office:value="0.182">
            <text:p>0.182</text:p>
          </table:table-cell>
          <table:table-cell office:value-type="float" office:value="1.86">
            <text:p>1.86</text:p>
          </table:table-cell>
          <table:table-cell office:value-type="float" office:value="0.047">
            <text:p>0.047</text:p>
          </table:table-cell>
          <table:table-cell office:value-type="float" office:value="6.309">
            <text:p>6.309</text:p>
          </table:table-cell>
          <table:table-cell/>
        </table:table-row>
        <table:table-row table:style-name="ro1">
          <table:table-cell office:value-type="float" office:value="46.7">
            <text:p>46.7</text:p>
          </table:table-cell>
          <table:table-cell office:value-type="float" office:value="0.01434">
            <text:p>0.01434</text:p>
          </table:table-cell>
          <table:table-cell office:value-type="float" office:value="1.22">
            <text:p>1.22</text:p>
          </table:table-cell>
          <table:table-cell office:value-type="float" office:value="0.0448">
            <text:p>0.0448</text:p>
          </table:table-cell>
          <table:table-cell office:value-type="float" office:value="5.01">
            <text:p>5.01</text:p>
          </table:table-cell>
          <table:table-cell office:value-type="float" office:value="0.182">
            <text:p>0.182</text:p>
          </table:table-cell>
          <table:table-cell office:value-type="float" office:value="1.8">
            <text:p>1.8</text:p>
          </table:table-cell>
          <table:table-cell office:value-type="float" office:value="0.049">
            <text:p>0.049</text:p>
          </table:table-cell>
          <table:table-cell office:value-type="float" office:value="6.33">
            <text:p>6.33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Voltage</text:p>
          </table:table-cell>
          <table:table-cell table:number-columns-repeated="2" office:value-type="string">
            <text:p>VESC </text:p>
          </table:table-cell>
          <table:table-cell table:number-columns-repeated="2" office:value-type="string">
            <text:p>MESC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acerstar</text:p>
          </table:table-cell>
          <table:table-cell office:value-type="string">
            <text:p>Propdrive</text:p>
          </table:table-cell>
          <table:table-cell office:value-type="string">
            <text:p>Racerstar</text:p>
          </table:table-cell>
          <table:table-cell office:value-type="string">
            <text:p>Propdrive</text:p>
          </table:table-cell>
          <table:table-cell table:number-columns-repeated="5"/>
        </table:table-row>
        <table:table-row table:style-name="ro1">
          <table:table-cell/>
          <table:table-cell table:number-columns-repeated="4"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0.04604">
            <text:p>0.04604</text:p>
          </table:table-cell>
          <table:table-cell office:value-type="float" office:value="0.09545">
            <text:p>0.09545</text:p>
          </table:table-cell>
          <table:table-cell office:value-type="float" office:value="0.0177">
            <text:p>0.0177</text:p>
          </table:table-cell>
          <table:table-cell office:value-type="float" office:value="0.0458">
            <text:p>0.0458</text:p>
          </table:table-cell>
          <table:table-cell table:number-columns-repeated="4"/>
          <table:table-cell>
            <draw:frame table:end-cell-address="Sheet1.Q63" table:end-x="1.158cm" table:end-y="0.044cm" draw:z-index="2" draw:style-name="gr1" draw:text-style-name="P1" svg:width="15.999cm" svg:height="9.366cm" svg:x="0.966cm" svg:y="0.097cm">
              <draw:object draw:notify-on-update-of-ranges="Sheet1.A52:Sheet1.A55 Sheet1.B49:Sheet1.B51 Sheet1.B52:Sheet1.B55 Sheet1.A52:Sheet1.A55 Sheet1.C49:Sheet1.C51 Sheet1.C52:Sheet1.C55 Sheet1.A52:Sheet1.A55 Sheet1.D49:Sheet1.D51 Sheet1.D52:Sheet1.D55 Sheet1.A52:Sheet1.A55 Sheet1.E49:Sheet1.E51 Sheet1.E52:Sheet1.E5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6.7">
            <text:p>26.7</text:p>
          </table:table-cell>
          <table:table-cell office:value-type="float" office:value="0.01475">
            <text:p>0.01475</text:p>
          </table:table-cell>
          <table:table-cell office:value-type="float" office:value="0.052">
            <text:p>0.052</text:p>
          </table:table-cell>
          <table:table-cell office:value-type="float" office:value="0.0178">
            <text:p>0.0178</text:p>
          </table:table-cell>
          <table:table-cell office:value-type="float" office:value="0.0468">
            <text:p>0.0468</text:p>
          </table:table-cell>
          <table:table-cell table:number-columns-repeated="5"/>
        </table:table-row>
        <table:table-row table:style-name="ro1">
          <table:table-cell office:value-type="float" office:value="34.7">
            <text:p>34.7</text:p>
          </table:table-cell>
          <table:table-cell office:value-type="float" office:value="0.0145">
            <text:p>0.0145</text:p>
          </table:table-cell>
          <table:table-cell office:value-type="float" office:value="0.0481">
            <text:p>0.0481</text:p>
          </table:table-cell>
          <table:table-cell office:value-type="float" office:value="0.0182">
            <text:p>0.0182</text:p>
          </table:table-cell>
          <table:table-cell office:value-type="float" office:value="0.047">
            <text:p>0.047</text:p>
          </table:table-cell>
          <table:table-cell/>
          <table:table-cell>
            <draw:frame table:end-cell-address="Sheet1.P69" table:end-x="0.754cm" table:end-y="0.238cm" draw:z-index="0" draw:style-name="gr1" draw:text-style-name="P1" svg:width="19.584cm" svg:height="11.037cm" svg:x="1.493cm" svg:y="0.427cm">
              <draw:object draw:notify-on-update-of-ranges="Sheet1.A34:Sheet1.A37 Sheet1.B31:Sheet1.B33 Sheet1.B34:Sheet1.B37 Sheet1.A34:Sheet1.A37 Sheet1.C31:Sheet1.C33 Sheet1.C34:Sheet1.C37 Sheet1.A34:Sheet1.A37 Sheet1.D31:Sheet1.D33 Sheet1.D34:Sheet1.D37 Sheet1.A34:Sheet1.A37 Sheet1.E31:Sheet1.E33 Sheet1.E34:Sheet1.E37 Sheet1.A34:Sheet1.A37 Sheet1.F31:Sheet1.F33 Sheet1.F34:Sheet1.F37 Sheet1.A34:Sheet1.A37 Sheet1.G31:Sheet1.G33 Sheet1.G34:Sheet1.G37 Sheet1.A34:Sheet1.A37 Sheet1.H31:Sheet1.H33 Sheet1.H34:Sheet1.H37 Sheet1.A34:Sheet1.A37 Sheet1.I31:Sheet1.I33 Sheet1.I34:Sheet1.I3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46.7">
            <text:p>46.7</text:p>
          </table:table-cell>
          <table:table-cell office:value-type="float" office:value="0.01434">
            <text:p>0.01434</text:p>
          </table:table-cell>
          <table:table-cell office:value-type="float" office:value="0.0448">
            <text:p>0.0448</text:p>
          </table:table-cell>
          <table:table-cell office:value-type="float" office:value="0.0182">
            <text:p>0.0182</text:p>
          </table:table-cell>
          <table:table-cell office:value-type="float" office:value="0.049">
            <text:p>0.049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Voltage</text:p>
          </table:table-cell>
          <table:table-cell table:number-columns-repeated="2" office:value-type="string">
            <text:p>VESC </text:p>
          </table:table-cell>
          <table:table-cell table:number-columns-repeated="2" office:value-type="string">
            <text:p>MESC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acerstar</text:p>
          </table:table-cell>
          <table:table-cell office:value-type="string">
            <text:p>Propdrive</text:p>
          </table:table-cell>
          <table:table-cell office:value-type="string">
            <text:p>Racerstar</text:p>
          </table:table-cell>
          <table:table-cell office:value-type="string">
            <text:p>Propdrive</text:p>
          </table:table-cell>
          <table:table-cell table:number-columns-repeated="5"/>
        </table:table-row>
        <table:table-row table:style-name="ro1">
          <table:table-cell/>
          <table:table-cell table:number-columns-repeated="4" office:value-type="string">
            <text:p>L</text:p>
          </table:table-cell>
          <table:table-cell table:number-columns-repeated="5"/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0.35">
            <text:p>0.35</text:p>
          </table:table-cell>
          <table:table-cell office:value-type="float" office:value="3.43">
            <text:p>3.43</text:p>
          </table:table-cell>
          <table:table-cell office:value-type="float" office:value="1.8">
            <text:p>1.8</text:p>
          </table:table-cell>
          <table:table-cell office:value-type="float" office:value="6.15">
            <text:p>6.15</text:p>
          </table:table-cell>
          <table:table-cell table:number-columns-repeated="5"/>
        </table:table-row>
        <table:table-row table:style-name="ro1">
          <table:table-cell office:value-type="float" office:value="26.7">
            <text:p>26.7</text:p>
          </table:table-cell>
          <table:table-cell office:value-type="float" office:value="1.19">
            <text:p>1.19</text:p>
          </table:table-cell>
          <table:table-cell/>
          <table:table-cell office:value-type="float" office:value="1.82">
            <text:p>1.82</text:p>
          </table:table-cell>
          <table:table-cell office:value-type="float" office:value="6.29">
            <text:p>6.29</text:p>
          </table:table-cell>
          <table:table-cell table:number-columns-repeated="5"/>
        </table:table-row>
        <table:table-row table:style-name="ro1">
          <table:table-cell office:value-type="float" office:value="34.7">
            <text:p>34.7</text:p>
          </table:table-cell>
          <table:table-cell office:value-type="float" office:value="1.21">
            <text:p>1.21</text:p>
          </table:table-cell>
          <table:table-cell office:value-type="float" office:value="4.92">
            <text:p>4.92</text:p>
          </table:table-cell>
          <table:table-cell office:value-type="float" office:value="1.86">
            <text:p>1.86</text:p>
          </table:table-cell>
          <table:table-cell office:value-type="float" office:value="6.309">
            <text:p>6.309</text:p>
          </table:table-cell>
          <table:table-cell table:number-columns-repeated="5"/>
        </table:table-row>
        <table:table-row table:style-name="ro1">
          <table:table-cell office:value-type="float" office:value="46.7">
            <text:p>46.7</text:p>
          </table:table-cell>
          <table:table-cell office:value-type="float" office:value="1.22">
            <text:p>1.22</text:p>
          </table:table-cell>
          <table:table-cell office:value-type="float" office:value="5.01">
            <text:p>5.01</text:p>
          </table:table-cell>
          <table:table-cell office:value-type="float" office:value="1.8">
            <text:p>1.8</text:p>
          </table:table-cell>
          <table:table-cell office:value-type="float" office:value="6.33">
            <text:p>6.33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FET heat generation</text:p>
          </table:table-cell>
          <table:table-cell table:number-columns-repeated="9"/>
        </table:table-row>
        <table:table-row table:style-name="ro2">
          <table:table-cell office:value-type="string">
            <text:p>CRSS042N10N </text:p>
          </table:table-cell>
          <table:table-cell office:value-type="string">
            <text:p>STH310N </text:p>
          </table:table-cell>
          <table:table-cell table:style-name="ce2" office:value-type="string">
            <text:p>IPT020N10N3ATMA1 </text:p>
          </table:table-cell>
          <table:table-cell office:value-type="string">
            <text:p>TI CDS19536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80">
            <text:p>80</text:p>
          </table:table-cell>
          <table:table-cell office:value-type="string">
            <text:p>amp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80">
            <text:p>80</text:p>
          </table:table-cell>
          <table:table-cell office:value-type="string">
            <text:p>V</text:p>
          </table:table-cell>
          <table:table-cell table:number-columns-repeated="5"/>
        </table:table-row>
        <table:table-row table:style-name="ro1">
          <table:table-cell table:number-columns-repeated="4" office:value-type="float" office:value="35">
            <text:p>35</text:p>
          </table:table-cell>
          <table:table-cell office:value-type="string">
            <text:p>kHz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  <table:table-cell office:value-type="float" office:value="2.2">
            <text:p>2.2</text:p>
          </table:table-cell>
          <table:table-cell office:value-type="string">
            <text:p>mohms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ns rise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ns fall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formula="of:=[.A63]^2*[.A66]/1000" office:value-type="float" office:value="21.76">
            <text:p>21.76</text:p>
          </table:table-cell>
          <table:table-cell table:formula="of:=[.B63]^2*[.B66]/1000" office:value-type="float" office:value="12.16">
            <text:p>12.16</text:p>
          </table:table-cell>
          <table:table-cell table:formula="of:=[.C63]^2*[.C66]/1000" office:value-type="float" office:value="10.88">
            <text:p>10.88</text:p>
          </table:table-cell>
          <table:table-cell table:formula="of:=[.D63]^2*[.D66]/1000" office:value-type="float" office:value="14.08">
            <text:p>14.08</text:p>
          </table:table-cell>
          <table:table-cell office:value-type="string">
            <text:p>W resistive</text:p>
          </table:table-cell>
          <table:table-cell table:number-columns-repeated="5"/>
        </table:table-row>
        <table:table-row table:style-name="ro1">
          <table:table-cell table:formula="of:=[.A63]*[.A64]*[.A65]*1000*([.A67]+[.A68])/2/1000000000" office:value-type="float" office:value="6.608">
            <text:p>6.608</text:p>
          </table:table-cell>
          <table:table-cell table:formula="of:=[.B63]*[.B64]*[.B65]*1000*([.B67]+[.B68])/2/1000000000" office:value-type="float" office:value="16.576">
            <text:p>16.576</text:p>
          </table:table-cell>
          <table:table-cell table:formula="of:=[.C63]*[.C64]*[.C65]*1000*([.C67]+[.C68])/2/1000000000" office:value-type="float" office:value="8.512">
            <text:p>8.512</text:p>
          </table:table-cell>
          <table:table-cell table:formula="of:=[.D63]*[.D64]*[.D65]*1000*([.D67]+[.D68])/2/1000000000" office:value-type="float" office:value="1.568">
            <text:p>1.568</text:p>
          </table:table-cell>
          <table:table-cell table:number-columns-repeated="6"/>
        </table:table-row>
        <table:table-row table:style-name="ro1">
          <table:table-cell table:formula="of:=SUM([.A70:.A71])" office:value-type="float" office:value="28.368">
            <text:p>28.368</text:p>
          </table:table-cell>
          <table:table-cell table:formula="of:=SUM([.B70:.B71])" office:value-type="float" office:value="28.736">
            <text:p>28.736</text:p>
          </table:table-cell>
          <table:table-cell table:formula="of:=SUM([.C70:.C71])" office:value-type="float" office:value="19.392">
            <text:p>19.392</text:p>
          </table:table-cell>
          <table:table-cell table:formula="of:=SUM([.D70:.D71])" office:value-type="float" office:value="15.648">
            <text:p>15.648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12/11/2020</text:date>, <text:time>13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3:15:03.36</meta:creation-date>
    <meta:editing-duration>PT1M2S</meta:editing-duration>
    <meta:editing-cycles>2</meta:editing-cycles>
    <meta:generator>OpenOffice/4.1.1$Win32 OpenOffice.org_project/411m6$Build-9775</meta:generator>
    <meta:initial-creator>David Molony</meta:initial-creator>
    <dc:date>2020-11-12T13:16:03.97</dc:date>
    <dc:creator>David Molony</dc:creator>
    <meta:document-statistic meta:table-count="3" meta:cell-count="1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85cm" svg:height="11.115cm" xlink:href=".." xlink:type="simple" chart:class="chart:scatter" chart:style-name="ch1">
        <chart:legend chart:legend-position="end" svg:x="15.251cm" svg:y="3.411cm" style:legend-expansion="high" chart:style-name="ch2"/>
        <chart:plot-area chart:style-name="ch3" table:cell-range-address="Sheet1.A34:Sheet1.I37 Sheet1.B31:Sheet1.I33" chart:data-source-has-labels="row" svg:x="0.841cm" svg:y="1.023cm" svg:width="13.628cm" svg:height="9.45cm">
          <chartooo:coordinate-region svg:x="1.277cm" svg:y="1.236cm" svg:width="13.005cm" svg:height="8.5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37" chart:label-cell-address="Sheet1.B31:Sheet1.B33" chart:class="chart:scatter">
            <chart:domain table:cell-range-address="Sheet1.A34:Sheet1.A37"/>
            <chart:data-point chart:repeated="4"/>
          </chart:series>
          <chart:series chart:style-name="ch7" chart:values-cell-range-address="Sheet1.C34:Sheet1.C37" chart:label-cell-address="Sheet1.C31:Sheet1.C33" chart:class="chart:scatter">
            <chart:data-point chart:repeated="4"/>
          </chart:series>
          <chart:series chart:style-name="ch8" chart:values-cell-range-address="Sheet1.D34:Sheet1.D37" chart:label-cell-address="Sheet1.D31:Sheet1.D33" chart:class="chart:scatter">
            <chart:data-point chart:repeated="4"/>
          </chart:series>
          <chart:series chart:style-name="ch9" chart:values-cell-range-address="Sheet1.E34:Sheet1.E37" chart:label-cell-address="Sheet1.E31:Sheet1.E33" chart:class="chart:scatter">
            <chart:data-point chart:repeated="4"/>
          </chart:series>
          <chart:series chart:style-name="ch10" chart:values-cell-range-address="Sheet1.F34:Sheet1.F37" chart:label-cell-address="Sheet1.F31:Sheet1.F33" chart:class="chart:scatter">
            <chart:data-point chart:repeated="4"/>
          </chart:series>
          <chart:series chart:style-name="ch11" chart:values-cell-range-address="Sheet1.G34:Sheet1.G37" chart:label-cell-address="Sheet1.G31:Sheet1.G33" chart:class="chart:scatter">
            <chart:data-point chart:repeated="4"/>
          </chart:series>
          <chart:series chart:style-name="ch12" chart:values-cell-range-address="Sheet1.H34:Sheet1.H37" chart:label-cell-address="Sheet1.H31:Sheet1.H33" chart:class="chart:scatter">
            <chart:data-point chart:repeated="4"/>
          </chart:series>
          <chart:series chart:style-name="ch13" chart:values-cell-range-address="Sheet1.I34:Sheet1.I37" chart:label-cell-address="Sheet1.I31:Sheet1.I33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SC  Racerstar R</text:p>
                <text:list>
                  <text:list-item>
                    <text:p>VESC </text:p>
                  </text:list-item>
                  <text:list-item>
                    <text:p>Racerstar</text:p>
                  </text:list-item>
                  <text:list-item>
                    <text:p>R</text:p>
                  </text:list-item>
                </text:list>
                <draw:g>
                  <svg:desc>Sheet1.B31:Sheet1.B33</svg:desc>
                </draw:g>
              </table:table-cell>
              <table:table-cell office:value-type="string">
                <text:p>VESC  Racerstar L</text:p>
                <text:list>
                  <text:list-item>
                    <text:p>VESC </text:p>
                  </text:list-item>
                  <text:list-item>
                    <text:p>Racerstar</text:p>
                  </text:list-item>
                  <text:list-item>
                    <text:p>L</text:p>
                  </text:list-item>
                </text:list>
                <draw:g>
                  <svg:desc>Sheet1.C31:Sheet1.C33</svg:desc>
                </draw:g>
              </table:table-cell>
              <table:table-cell office:value-type="string">
                <text:p>VESC  Propdrive R</text:p>
                <text:list>
                  <text:list-item>
                    <text:p>VESC </text:p>
                  </text:list-item>
                  <text:list-item>
                    <text:p>Propdrive</text:p>
                  </text:list-item>
                  <text:list-item>
                    <text:p>R</text:p>
                  </text:list-item>
                </text:list>
                <draw:g>
                  <svg:desc>Sheet1.D31:Sheet1.D33</svg:desc>
                </draw:g>
              </table:table-cell>
              <table:table-cell office:value-type="string">
                <text:p>VESC  Propdrive L</text:p>
                <text:list>
                  <text:list-item>
                    <text:p>VESC </text:p>
                  </text:list-item>
                  <text:list-item>
                    <text:p>Propdrive</text:p>
                  </text:list-item>
                  <text:list-item>
                    <text:p>L</text:p>
                  </text:list-item>
                </text:list>
                <draw:g>
                  <svg:desc>Sheet1.E31:Sheet1.E33</svg:desc>
                </draw:g>
              </table:table-cell>
              <table:table-cell office:value-type="string">
                <text:p>MESC Racerstar R</text:p>
                <text:list>
                  <text:list-item>
                    <text:p>MESC</text:p>
                  </text:list-item>
                  <text:list-item>
                    <text:p>Racerstar</text:p>
                  </text:list-item>
                  <text:list-item>
                    <text:p>R</text:p>
                  </text:list-item>
                </text:list>
                <draw:g>
                  <svg:desc>Sheet1.F31:Sheet1.F33</svg:desc>
                </draw:g>
              </table:table-cell>
              <table:table-cell office:value-type="string">
                <text:p>MESC Racerstar L</text:p>
                <text:list>
                  <text:list-item>
                    <text:p>MESC</text:p>
                  </text:list-item>
                  <text:list-item>
                    <text:p>Racerstar</text:p>
                  </text:list-item>
                  <text:list-item>
                    <text:p>L</text:p>
                  </text:list-item>
                </text:list>
                <draw:g>
                  <svg:desc>Sheet1.G31:Sheet1.G33</svg:desc>
                </draw:g>
              </table:table-cell>
              <table:table-cell office:value-type="string">
                <text:p>MESC Propdrive R</text:p>
                <text:list>
                  <text:list-item>
                    <text:p>MESC</text:p>
                  </text:list-item>
                  <text:list-item>
                    <text:p>Propdrive</text:p>
                  </text:list-item>
                  <text:list-item>
                    <text:p>R</text:p>
                  </text:list-item>
                </text:list>
                <draw:g>
                  <svg:desc>Sheet1.H31:Sheet1.H33</svg:desc>
                </draw:g>
              </table:table-cell>
              <table:table-cell office:value-type="string">
                <text:p>MESC Propdrive L</text:p>
                <text:list>
                  <text:list-item>
                    <text:p>MESC</text:p>
                  </text:list-item>
                  <text:list-item>
                    <text:p>Propdrive</text:p>
                  </text:list-item>
                  <text:list-item>
                    <text:p>L</text:p>
                  </text:list-item>
                </text:list>
                <draw:g>
                  <svg:desc>Sheet1.I31:Sheet1.I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7">
                <text:p>14.7</text:p>
                <draw:g>
                  <svg:desc>Sheet1.A34:Sheet1.A37</svg:desc>
                </draw:g>
              </table:table-cell>
              <table:table-cell office:value-type="float" office:value="0.04604">
                <text:p>0.04604</text:p>
                <draw:g>
                  <svg:desc>Sheet1.B34:Sheet1.B37</svg:desc>
                </draw:g>
              </table:table-cell>
              <table:table-cell office:value-type="float" office:value="0.35">
                <text:p>0.35</text:p>
                <draw:g>
                  <svg:desc>Sheet1.C34:Sheet1.C37</svg:desc>
                </draw:g>
              </table:table-cell>
              <table:table-cell office:value-type="float" office:value="0.09545">
                <text:p>0.09545</text:p>
                <draw:g>
                  <svg:desc>Sheet1.D34:Sheet1.D37</svg:desc>
                </draw:g>
              </table:table-cell>
              <table:table-cell office:value-type="float" office:value="3.43">
                <text:p>3.43</text:p>
                <draw:g>
                  <svg:desc>Sheet1.E34:Sheet1.E37</svg:desc>
                </draw:g>
              </table:table-cell>
              <table:table-cell office:value-type="float" office:value="0.177">
                <text:p>0.177</text:p>
                <draw:g>
                  <svg:desc>Sheet1.F34:Sheet1.F37</svg:desc>
                </draw:g>
              </table:table-cell>
              <table:table-cell office:value-type="float" office:value="1.8">
                <text:p>1.8</text:p>
                <draw:g>
                  <svg:desc>Sheet1.G34:Sheet1.G37</svg:desc>
                </draw:g>
              </table:table-cell>
              <table:table-cell office:value-type="float" office:value="0.0458">
                <text:p>0.0458</text:p>
                <draw:g>
                  <svg:desc>Sheet1.H34:Sheet1.H37</svg:desc>
                </draw:g>
              </table:table-cell>
              <table:table-cell office:value-type="float" office:value="6.15">
                <text:p>6.15</text:p>
                <draw:g>
                  <svg:desc>Sheet1.I34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7">
                <text:p>26.7</text:p>
              </table:table-cell>
              <table:table-cell office:value-type="float" office:value="0.01475">
                <text:p>0.01475</text:p>
              </table:table-cell>
              <table:table-cell office:value-type="float" office:value="1.19">
                <text:p>1.19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0.178">
                <text:p>0.178</text:p>
              </table:table-cell>
              <table:table-cell office:value-type="float" office:value="1.82">
                <text:p>1.82</text:p>
              </table:table-cell>
              <table:table-cell office:value-type="float" office:value="0.0468">
                <text:p>0.0468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7">
                <text:p>34.7</text:p>
              </table:table-cell>
              <table:table-cell office:value-type="float" office:value="0.0145">
                <text:p>0.0145</text:p>
              </table:table-cell>
              <table:table-cell office:value-type="float" office:value="1.21">
                <text:p>1.21</text:p>
              </table:table-cell>
              <table:table-cell office:value-type="float" office:value="0.0481">
                <text:p>0.0481</text:p>
              </table:table-cell>
              <table:table-cell office:value-type="float" office:value="4.92">
                <text:p>4.92</text:p>
              </table:table-cell>
              <table:table-cell office:value-type="float" office:value="0.182">
                <text:p>0.182</text:p>
              </table:table-cell>
              <table:table-cell office:value-type="float" office:value="1.86">
                <text:p>1.86</text:p>
              </table:table-cell>
              <table:table-cell office:value-type="float" office:value="0.047">
                <text:p>0.047</text:p>
              </table:table-cell>
              <table:table-cell office:value-type="float" office:value="6.309">
                <text:p>6.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7">
                <text:p>46.7</text:p>
              </table:table-cell>
              <table:table-cell office:value-type="float" office:value="0.01434">
                <text:p>0.01434</text:p>
              </table:table-cell>
              <table:table-cell office:value-type="float" office:value="1.22">
                <text:p>1.22</text:p>
              </table:table-cell>
              <table:table-cell office:value-type="float" office:value="0.0448">
                <text:p>0.0448</text:p>
              </table:table-cell>
              <table:table-cell office:value-type="float" office:value="5.01">
                <text:p>5.01</text:p>
              </table:table-cell>
              <table:table-cell office:value-type="float" office:value="0.182">
                <text:p>0.182</text:p>
              </table:table-cell>
              <table:table-cell office:value-type="float" office:value="1.8">
                <text:p>1.8</text:p>
              </table:table-cell>
              <table:table-cell office:value-type="float" office:value="0.049">
                <text:p>0.049</text:p>
              </table:table-cell>
              <table:table-cell office:value-type="float" office:value="6.33">
                <text:p>6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3.402cm" style:legend-expansion="high" chart:style-name="ch2"/>
        <chart:plot-area chart:style-name="ch3" table:cell-range-address="Sheet1.A43:Sheet1.E46 Sheet1.B40:Sheet1.E42" chart:data-source-has-labels="row" svg:x="0.77cm" svg:y="0.855cm" svg:width="10.256cm" svg:height="7.545cm">
          <chartooo:coordinate-region svg:x="1.682cm" svg:y="1.067cm" svg:width="9.157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3:Sheet1.B46" chart:label-cell-address="Sheet1.B40:Sheet1.B42" chart:class="chart:scatter">
            <chart:domain table:cell-range-address="Sheet1.A43:Sheet1.A46"/>
            <chart:data-point chart:repeated="4"/>
          </chart:series>
          <chart:series chart:style-name="ch7" chart:values-cell-range-address="Sheet1.C43:Sheet1.C46" chart:label-cell-address="Sheet1.C40:Sheet1.C42" chart:class="chart:scatter">
            <chart:data-point chart:repeated="4"/>
          </chart:series>
          <chart:series chart:style-name="ch8" chart:values-cell-range-address="Sheet1.D43:Sheet1.D46" chart:label-cell-address="Sheet1.D40:Sheet1.D42" chart:class="chart:scatter">
            <chart:data-point chart:repeated="4"/>
          </chart:series>
          <chart:series chart:style-name="ch9" chart:values-cell-range-address="Sheet1.E43:Sheet1.E46" chart:label-cell-address="Sheet1.E40:Sheet1.E42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SC  Racerstar R</text:p>
                <text:list>
                  <text:list-item>
                    <text:p>VESC </text:p>
                  </text:list-item>
                  <text:list-item>
                    <text:p>Racerstar</text:p>
                  </text:list-item>
                  <text:list-item>
                    <text:p>R</text:p>
                  </text:list-item>
                </text:list>
                <draw:g>
                  <svg:desc>Sheet1.B40:Sheet1.B42</svg:desc>
                </draw:g>
              </table:table-cell>
              <table:table-cell office:value-type="string">
                <text:p>VESC  Propdrive R</text:p>
                <text:list>
                  <text:list-item>
                    <text:p>VESC </text:p>
                  </text:list-item>
                  <text:list-item>
                    <text:p>Propdrive</text:p>
                  </text:list-item>
                  <text:list-item>
                    <text:p>R</text:p>
                  </text:list-item>
                </text:list>
                <draw:g>
                  <svg:desc>Sheet1.C40:Sheet1.C42</svg:desc>
                </draw:g>
              </table:table-cell>
              <table:table-cell office:value-type="string">
                <text:p>MESC Racerstar R</text:p>
                <text:list>
                  <text:list-item>
                    <text:p>MESC</text:p>
                  </text:list-item>
                  <text:list-item>
                    <text:p>Racerstar</text:p>
                  </text:list-item>
                  <text:list-item>
                    <text:p>R</text:p>
                  </text:list-item>
                </text:list>
                <draw:g>
                  <svg:desc>Sheet1.D40:Sheet1.D42</svg:desc>
                </draw:g>
              </table:table-cell>
              <table:table-cell office:value-type="string">
                <text:p>MESC Propdrive R</text:p>
                <text:list>
                  <text:list-item>
                    <text:p>MESC</text:p>
                  </text:list-item>
                  <text:list-item>
                    <text:p>Propdrive</text:p>
                  </text:list-item>
                  <text:list-item>
                    <text:p>R</text:p>
                  </text:list-item>
                </text:list>
                <draw:g>
                  <svg:desc>Sheet1.E40:Sheet1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7">
                <text:p>14.7</text:p>
                <draw:g>
                  <svg:desc>Sheet1.A43:Sheet1.A46</svg:desc>
                </draw:g>
              </table:table-cell>
              <table:table-cell office:value-type="float" office:value="0.04604">
                <text:p>0.04604</text:p>
                <draw:g>
                  <svg:desc>Sheet1.B43:Sheet1.B46</svg:desc>
                </draw:g>
              </table:table-cell>
              <table:table-cell office:value-type="float" office:value="0.09545">
                <text:p>0.09545</text:p>
                <draw:g>
                  <svg:desc>Sheet1.C43:Sheet1.C46</svg:desc>
                </draw:g>
              </table:table-cell>
              <table:table-cell office:value-type="float" office:value="0.0177">
                <text:p>0.0177</text:p>
                <draw:g>
                  <svg:desc>Sheet1.D43:Sheet1.D46</svg:desc>
                </draw:g>
              </table:table-cell>
              <table:table-cell office:value-type="float" office:value="0.0458">
                <text:p>0.0458</text:p>
                <draw:g>
                  <svg:desc>Sheet1.E43:Sheet1.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7">
                <text:p>26.7</text:p>
              </table:table-cell>
              <table:table-cell office:value-type="float" office:value="0.01475">
                <text:p>0.01475</text:p>
              </table:table-cell>
              <table:table-cell office:value-type="float" office:value="0.052">
                <text:p>0.052</text:p>
              </table:table-cell>
              <table:table-cell office:value-type="float" office:value="0.0178">
                <text:p>0.0178</text:p>
              </table:table-cell>
              <table:table-cell office:value-type="float" office:value="0.0468">
                <text:p>0.0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7">
                <text:p>34.7</text:p>
              </table:table-cell>
              <table:table-cell office:value-type="float" office:value="0.0145">
                <text:p>0.0145</text:p>
              </table:table-cell>
              <table:table-cell office:value-type="float" office:value="0.0481">
                <text:p>0.0481</text:p>
              </table:table-cell>
              <table:table-cell office:value-type="float" office:value="0.0182">
                <text:p>0.0182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7">
                <text:p>46.7</text:p>
              </table:table-cell>
              <table:table-cell office:value-type="float" office:value="0.01434">
                <text:p>0.01434</text:p>
              </table:table-cell>
              <table:table-cell office:value-type="float" office:value="0.0448">
                <text:p>0.0448</text:p>
              </table:table-cell>
              <table:table-cell office:value-type="float" office:value="0.0182">
                <text:p>0.0182</text:p>
              </table:table-cell>
              <table:table-cell office:value-type="float" office:value="0.049">
                <text:p>0.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387cm" xlink:href=".." xlink:type="simple" chart:class="chart:scatter" chart:style-name="ch1">
        <chart:legend chart:legend-position="end" svg:x="11.719cm" svg:y="3.595cm" style:legend-expansion="high" chart:style-name="ch2"/>
        <chart:plot-area chart:style-name="ch3" table:cell-range-address="Sheet1.A52:Sheet1.E55 Sheet1.B49:Sheet1.E51" chart:data-source-has-labels="row" svg:x="0.77cm" svg:y="0.883cm" svg:width="10.309cm" svg:height="7.897cm">
          <chartooo:coordinate-region svg:x="1.206cm" svg:y="1.096cm" svg:width="9.686cm" svg:height="7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2:Sheet1.B55" chart:label-cell-address="Sheet1.B49:Sheet1.B51" chart:class="chart:scatter">
            <chart:domain table:cell-range-address="Sheet1.A52:Sheet1.A55"/>
            <chart:data-point chart:repeated="4"/>
          </chart:series>
          <chart:series chart:style-name="ch7" chart:values-cell-range-address="Sheet1.C52:Sheet1.C55" chart:label-cell-address="Sheet1.C49:Sheet1.C51" chart:class="chart:scatter">
            <chart:data-point chart:repeated="4"/>
          </chart:series>
          <chart:series chart:style-name="ch8" chart:values-cell-range-address="Sheet1.D52:Sheet1.D55" chart:label-cell-address="Sheet1.D49:Sheet1.D51" chart:class="chart:scatter">
            <chart:data-point chart:repeated="4"/>
          </chart:series>
          <chart:series chart:style-name="ch9" chart:values-cell-range-address="Sheet1.E52:Sheet1.E55" chart:label-cell-address="Sheet1.E49:Sheet1.E51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SC  Racerstar L</text:p>
                <text:list>
                  <text:list-item>
                    <text:p>VESC </text:p>
                  </text:list-item>
                  <text:list-item>
                    <text:p>Racerstar</text:p>
                  </text:list-item>
                  <text:list-item>
                    <text:p>L</text:p>
                  </text:list-item>
                </text:list>
                <draw:g>
                  <svg:desc>Sheet1.B49:Sheet1.B51</svg:desc>
                </draw:g>
              </table:table-cell>
              <table:table-cell office:value-type="string">
                <text:p>VESC  Propdrive L</text:p>
                <text:list>
                  <text:list-item>
                    <text:p>VESC </text:p>
                  </text:list-item>
                  <text:list-item>
                    <text:p>Propdrive</text:p>
                  </text:list-item>
                  <text:list-item>
                    <text:p>L</text:p>
                  </text:list-item>
                </text:list>
                <draw:g>
                  <svg:desc>Sheet1.C49:Sheet1.C51</svg:desc>
                </draw:g>
              </table:table-cell>
              <table:table-cell office:value-type="string">
                <text:p>MESC Racerstar L</text:p>
                <text:list>
                  <text:list-item>
                    <text:p>MESC</text:p>
                  </text:list-item>
                  <text:list-item>
                    <text:p>Racerstar</text:p>
                  </text:list-item>
                  <text:list-item>
                    <text:p>L</text:p>
                  </text:list-item>
                </text:list>
                <draw:g>
                  <svg:desc>Sheet1.D49:Sheet1.D51</svg:desc>
                </draw:g>
              </table:table-cell>
              <table:table-cell office:value-type="string">
                <text:p>MESC Propdrive L</text:p>
                <text:list>
                  <text:list-item>
                    <text:p>MESC</text:p>
                  </text:list-item>
                  <text:list-item>
                    <text:p>Propdrive</text:p>
                  </text:list-item>
                  <text:list-item>
                    <text:p>L</text:p>
                  </text:list-item>
                </text:list>
                <draw:g>
                  <svg:desc>Sheet1.E49:Sheet1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7">
                <text:p>14.7</text:p>
                <draw:g>
                  <svg:desc>Sheet1.A52:Sheet1.A55</svg:desc>
                </draw:g>
              </table:table-cell>
              <table:table-cell office:value-type="float" office:value="0.35">
                <text:p>0.35</text:p>
                <draw:g>
                  <svg:desc>Sheet1.B52:Sheet1.B55</svg:desc>
                </draw:g>
              </table:table-cell>
              <table:table-cell office:value-type="float" office:value="3.43">
                <text:p>3.43</text:p>
                <draw:g>
                  <svg:desc>Sheet1.C52:Sheet1.C55</svg:desc>
                </draw:g>
              </table:table-cell>
              <table:table-cell office:value-type="float" office:value="1.8">
                <text:p>1.8</text:p>
                <draw:g>
                  <svg:desc>Sheet1.D52:Sheet1.D55</svg:desc>
                </draw:g>
              </table:table-cell>
              <table:table-cell office:value-type="float" office:value="6.15">
                <text:p>6.15</text:p>
                <draw:g>
                  <svg:desc>Sheet1.E52:Sheet1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7">
                <text:p>26.7</text:p>
              </table:table-cell>
              <table:table-cell office:value-type="float" office:value="1.19">
                <text:p>1.19</text:p>
              </table:table-cell>
              <table:table-cell office:value-type="float" office:value="NaN">
                <text:p>NaN</text:p>
              </table:table-cell>
              <table:table-cell office:value-type="float" office:value="1.82">
                <text:p>1.82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7">
                <text:p>34.7</text:p>
              </table:table-cell>
              <table:table-cell office:value-type="float" office:value="1.21">
                <text:p>1.21</text:p>
              </table:table-cell>
              <table:table-cell office:value-type="float" office:value="4.92">
                <text:p>4.92</text:p>
              </table:table-cell>
              <table:table-cell office:value-type="float" office:value="1.86">
                <text:p>1.86</text:p>
              </table:table-cell>
              <table:table-cell office:value-type="float" office:value="6.309">
                <text:p>6.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7">
                <text:p>46.7</text:p>
              </table:table-cell>
              <table:table-cell office:value-type="float" office:value="1.22">
                <text:p>1.22</text:p>
              </table:table-cell>
              <table:table-cell office:value-type="float" office:value="5.01">
                <text:p>5.01</text:p>
              </table:table-cell>
              <table:table-cell office:value-type="float" office:value="1.8">
                <text:p>1.8</text:p>
              </table:table-cell>
              <table:table-cell office:value-type="float" office:value="6.33">
                <text:p>6.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